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Zmień dan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ments</text:p>
          </table:table-cell>
          <table:table-cell table:style-name="TableCell43">
            <text:p text:style-name="P44">Komentarz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tegories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8-25T18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22" meta:character-count="150" meta:row-count="1" meta:non-whitespace-character-count="129"/>
  </office:meta>
</office:document-meta>
</file>